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faf46" draw:opacity="50%" draw:opacity-name="" draw:textarea-horizontal-align="justify" draw:textarea-vertical-align="middle" draw:auto-grow-height="false" fo:min-height="16.95cm" fo:min-width="5.524cm"/>
    </style:style>
    <style:style style:name="gr2" style:family="graphic" style:parent-style-name="standard">
      <style:graphic-properties draw:opacity="50%" draw:opacity-name="" draw:textarea-horizontal-align="justify" draw:textarea-vertical-align="middle" draw:auto-grow-height="false" fo:min-height="16.95cm" fo:min-width="12.408cm"/>
    </style:style>
    <style:style style:name="gr3" style:family="graphic" style:parent-style-name="standard">
      <style:graphic-properties draw:textarea-horizontal-align="justify" draw:textarea-vertical-align="middle" draw:auto-grow-height="false" fo:min-height="11.891cm" fo:min-width="8.107cm"/>
      <style:paragraph-properties style:writing-mode="lr-tb"/>
    </style:style>
    <style:style style:name="gr4" style:family="graphic" style:parent-style-name="standard">
      <style:graphic-properties draw:fill-color="#ffd428" draw:textarea-horizontal-align="justify" draw:textarea-vertical-align="middle" draw:auto-grow-height="false" fo:min-height="3.798cm" fo:min-width="8.10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8cm" fo:min-width="2.92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8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1cm" fo:min-width="3.04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3.797cm" fo:min-width="2.94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3cm" fo:min-width="7.267cm"/>
      <style:paragraph-properties style:writing-mode="lr-tb"/>
    </style:style>
    <style:style style:name="gr10" style:family="graphic" style:parent-style-name="objectwithoutfill">
      <style:graphic-properties svg:stroke-width="0.053cm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fill="solid" draw:fill-color="#069a2e" draw:textarea-horizontal-align="justify" draw:textarea-vertical-align="middle" draw:auto-grow-height="false" fo:min-height="1.774cm" fo:min-width="4.663cm"/>
      <style:paragraph-properties style:writing-mode="lr-tb"/>
    </style:style>
    <style:style style:name="gr12" style:family="graphic" style:parent-style-name="standard">
      <style:graphic-properties draw:fill="solid" draw:fill-color="#069a2e" draw:textarea-horizontal-align="justify" draw:textarea-vertical-align="middle" draw:auto-grow-height="false" fo:min-height="1.772cm" fo:min-width="4.663cm"/>
      <style:paragraph-properties style:writing-mode="lr-tb"/>
    </style:style>
    <style:style style:name="gr13" style:family="graphic" style:parent-style-name="standard">
      <style:graphic-properties draw:fill="solid" draw:fill-color="#069a2e" draw:textarea-horizontal-align="justify" draw:textarea-vertical-align="middle" draw:auto-grow-height="false" fo:min-height="1.773cm" fo:min-width="4.66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3cm" fo:min-width="5.756cm"/>
      <style:paragraph-properties style:writing-mode="lr-tb"/>
    </style:style>
    <style:style style:name="gr15" style:family="graphic" style:parent-style-name="objectwithoutfill">
      <style:graphic-properties svg:stroke-width="0.053cm" svg:stroke-color="#069a2e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3faf46" draw:opacity="50%"/>
      <style:paragraph-properties fo:text-align="center"/>
    </style:style>
    <style:style style:name="P2" style:family="paragraph">
      <loext:graphic-properties draw:opacity="5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d428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069a2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24cm" svg:height="17.2cm" svg:x="20.148cm" svg:y="2.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908cm" svg:height="17.2cm" svg:x="1.216cm" svg:y="2.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607cm" svg:height="12.141cm" svg:x="5.088cm" svg:y="3.357cm">
          <text:p text:style-name="P3">User spac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607cm" svg:height="4.048cm" svg:x="5.088cm" svg:y="15.498cm">
          <text:p text:style-name="P3">Kernel space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997cm" svg:height="0.838cm" svg:x="2.13cm" svg:y="15.287cm">
          <draw:text-box>
            <text:p><text:span text:style-name="T1">0xC0000000</text:span></text:p>
          </draw:text-box>
        </draw:frame>
        <draw:frame draw:style-name="gr6" draw:text-style-name="P5" draw:layer="layout" svg:width="2.904cm" svg:height="0.838cm" svg:x="2.223cm" svg:y="3.337cm">
          <draw:text-box>
            <text:p><text:span text:style-name="T1">0x00000000</text:span></text:p>
          </draw:text-box>
        </draw:frame>
        <draw:frame draw:style-name="gr7" draw:text-style-name="P5" draw:layer="layout" svg:width="3.175cm" svg:height="0.881cm" svg:x="1.952cm" svg:y="18.851cm">
          <draw:text-box>
            <text:p><text:span text:style-name="T1">0xFFFFFFFF</text:span></text:p>
          </draw:text-box>
        </draw:frame>
        <draw:custom-shape draw:style-name="gr8" draw:text-style-name="P3" draw:layer="layout" svg:width="3.443cm" svg:height="4.047cm" svg:x="15.416cm" svg:y="9.427cm">
          <text:p text:style-name="P3">MMU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8.966cm" svg:height="1.533cm" svg:x="3.857cm" svg:y="1.952cm">
          <draw:text-box>
            <text:p>Virtual Address space</text:p>
          </draw:text-box>
        </draw:frame>
        <draw:line draw:style-name="gr10" draw:text-style-name="P7" draw:layer="layout" svg:x1="14.125cm" svg:y1="11.451cm" svg:x2="15.417cm" svg:y2="11.451cm">
          <text:p/>
        </draw:line>
        <draw:custom-shape draw:style-name="gr11" draw:text-style-name="P8" draw:layer="layout" svg:width="5.163cm" svg:height="2.024cm" svg:x="20.58cm" svg:y="3.357cm">
          <text:p text:style-name="P3">Frame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5.163cm" svg:height="2.022cm" svg:x="20.58cm" svg:y="5.381cm">
          <text:p text:style-name="P3">Frame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163cm" svg:height="2.024cm" svg:x="20.58cm" svg:y="7.403cm">
          <text:p text:style-name="P3">Frame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163cm" svg:height="2.024cm" svg:x="20.58cm" svg:y="9.427cm">
          <text:p text:style-name="P3">Frame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5.163cm" svg:height="2.023cm" svg:x="20.58cm" svg:y="11.451cm">
          <text:p text:style-name="P3">Frame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163cm" svg:height="2.024cm" svg:x="20.58cm" svg:y="13.474cm">
          <text:p text:style-name="P3">Frame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163cm" svg:height="2.024cm" svg:x="20.58cm" svg:y="15.498cm">
          <text:p text:style-name="P3">Frame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163cm" svg:height="2.024cm" svg:x="20.58cm" svg:y="17.522cm">
          <text:p text:style-name="P3">Frame</text:p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7.221cm" svg:height="1.533cm" svg:x="20.449cm" svg:y="1.952cm">
          <draw:text-box>
            <text:p>Physical Memory</text:p>
          </draw:text-box>
        </draw:frame>
        <draw:line draw:style-name="gr15" draw:text-style-name="P7" draw:layer="layout" svg:x1="18.858cm" svg:y1="11.451cm" svg:x2="20.148cm" svg:y2="11.45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2T22:59:08.557923319</meta:creation-date>
    <dc:date>2022-09-12T23:17:47.521182464</dc:date>
    <meta:editing-duration>PT18M37S</meta:editing-duration>
    <meta:editing-cycles>3</meta:editing-cycles>
    <meta:generator>LibreOffice/7.3.3.2$Linux_X86_64 LibreOffice_project/30$Build-2</meta:generator>
    <meta:document-statistic meta:object-count="20"/>
  </office:meta>
</office:document-meta>
</file>